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lacesGIG_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BRE_PLACE,N,5,0</text:p>
          </table:table-cell>
          <table:table-cell office:value-type="string">
            <text:p>IMPLANTATI,C,20</text:p>
          </table:table-cell>
          <table:table-cell office:value-type="string">
            <text:p>SV,C,20</text:p>
          </table:table-cell>
          <table:table-cell office:value-type="string">
            <text:p>SH,C,20</text:p>
          </table:table-cell>
          <table:table-cell office:value-type="string">
            <text:p>DIMENSIONS,C,50</text:p>
          </table:table-cell>
          <table:table-cell office:value-type="string">
            <text:p>ACCES_TROT,C,50</text:p>
          </table:table-cell>
          <table:table-cell office:value-type="string">
            <text:p>ARRETE,C,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3"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office:value-type="string">
            <text:p>Non conforme</text:p>
          </table:table-cell>
          <table:table-cell table:number-columns-repeated="3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2" office:value-type="string">
            <text:p>Non conforme</text:p>
          </table:table-cell>
          <table:table-cell table:number-columns-repeated="2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office:value-type="string">
            <text:p>Conforme</text:p>
          </table:table-cell>
          <table:table-cell table:number-columns-repeated="3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3" office:value-type="string">
            <text:p>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3" office:value-type="string">
            <text:p>Confor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gitudinal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Non 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office:value-type="string">
            <text:p>Conforme</text:p>
          </table:table-cell>
          <table:table-cell table:number-columns-repeated="2"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pendiculaire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pendiculai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ngitudinal</text:p>
          </table:table-cell>
          <table:table-cell table:number-columns-repeated="2" office:value-type="string">
            <text:p>Conforme</text:p>
          </table:table-cell>
          <table:table-cell office:value-type="string">
            <text:p>Non conforme</text:p>
          </table:table-cell>
          <table:table-cell office:value-type="string">
            <text:p>Confor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pi</text:p>
          </table:table-cell>
          <table:table-cell table:number-columns-repeated="4" office:value-type="string">
            <text:p>Conforme</text:p>
          </table:table-cell>
          <table:table-cell/>
        </table:table-row>
      </table:table>
      <table:table table:name="Métadonnées" table:style-name="ta1" table:print="false">
        <table:table-column table:style-name="co4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86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Places GIG GI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PlacesGIG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renseigne l’emplacement des places réservées GIG et GIC sur toute la commune de Montpellier. Contrairement à la donnée &amp;#171; places réservées &amp;#187; déjà présente sur le portail open data, cette dernière renseigne uniquement les places réservées aux Personnes à Mobilité Réduite, mais sur tout la commune et non uniquement sur le secteur payant comme c’était le cas précédemment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e champ SV/SH correspond à la signalisation verticale/horizontale, le champ DIMENSIONS à la Conformité basée sur le critère &amp;#171; Dimensions de la place &amp;#187; et enfin le champ ACCES_TROT correspond lui à la Conformité basée sur le critère &amp;#171; Accessibilité au Trottoir &amp;#187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06-28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28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Transpor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stationnement ; places ; handicap <text:s/>; transport ; GIG ; GIC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4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6-28T14:11:52.47</dc:date>
    <dc:creator>Jérémie Valentin</dc:creator>
    <meta:editing-duration>PT12S</meta:editing-duration>
    <meta:editing-cycles>1</meta:editing-cycles>
    <meta:document-statistic meta:table-count="2" meta:cell-count="2887" meta:object-count="0"/>
  </office:meta>
</office:document-meta>
</file>